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Trebuchet MS1" svg:font-family="'Trebuchet MS'"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style:font-name="Trebuchet MS" fo:font-size="11pt" fo:language="en" fo:country="GB" fo:font-weight="normal" style:font-size-asian="11pt" style:language-asian="zxx" style:country-asian="none" style:font-weight-asian="normal" style:font-size-complex="11pt" style:language-complex="zxx" style:country-complex="none" style:font-weight-complex="normal"/>
    </style:style>
    <style:style style:name="P2" style:family="paragraph" style:parent-style-name="Text_20_body">
      <style:paragraph-properties fo:text-align="start" style:justify-single-word="false"/>
      <style:text-properties style:font-name="Trebuchet MS" fo:font-size="11pt" fo:language="en" fo:country="GB" style:text-underline-style="none" fo:font-weight="normal" style:font-size-asian="11pt" style:language-asian="zxx" style:country-asian="none" style:font-weight-asian="normal" style:font-size-complex="11pt" style:language-complex="zxx" style:country-complex="none" style:font-weight-complex="normal"/>
    </style:style>
    <style:style style:name="P3" style:family="paragraph" style:parent-style-name="Text_20_body">
      <style:text-properties style:font-name="Trebuchet MS" fo:font-size="11pt" style:font-size-asian="11pt" style:font-size-complex="11pt"/>
    </style:style>
    <style:style style:name="P4" style:family="paragraph" style:parent-style-name="Standard">
      <style:paragraph-properties fo:text-align="center" style:justify-single-word="false"/>
      <style:text-properties style:font-name="Trebuchet MS"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5"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6" style:family="paragraph" style:parent-style-name="Standard">
      <style:paragraph-properties fo:text-align="start" style:justify-single-word="false"/>
      <style:text-properties style:font-name="Trebuchet MS" fo:font-size="14pt" fo:language="en" fo:country="GB"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style:style>
    <style:style style:name="P7" style:family="paragraph" style:parent-style-name="Standard">
      <style:paragraph-properties fo:text-align="start" style:justify-single-word="false"/>
      <style:text-properties style:font-name="Trebuchet MS" fo:font-size="14pt" fo:language="en" fo:country="GB" style:text-underline-style="none" fo:font-weight="bold" style:font-size-asian="14pt" style:language-asian="zxx" style:country-asian="none" style:font-weight-asian="bold" style:font-size-complex="14pt" style:language-complex="zxx" style:country-complex="none" style:font-weight-complex="bold"/>
    </style:style>
    <style:style style:name="P8" style:family="paragraph" style:parent-style-name="Standard">
      <style:paragraph-properties fo:text-align="start" style:justify-single-word="false"/>
      <style:text-properties style:font-name="Trebuchet MS" fo:font-size="14pt" fo:language="en" fo:country="GB" style:text-underline-style="none" fo:font-weight="normal" style:font-size-asian="14pt" style:language-asian="zxx" style:country-asian="none" style:font-weight-asian="normal" style:font-size-complex="14pt" style:language-complex="zxx" style:country-complex="none" style:font-weight-complex="normal"/>
    </style:style>
    <style:style style:name="P9" style:family="paragraph" style:parent-style-name="Standard">
      <style:paragraph-properties fo:text-align="start" style:justify-single-word="false"/>
      <style:text-properties style:font-name="Trebuchet MS" fo:font-size="11pt" fo:language="en" fo:country="GB" fo:font-weight="normal" style:font-size-asian="11pt" style:language-asian="zxx" style:country-asian="none" style:font-weight-asian="normal" style:font-size-complex="11pt" style:language-complex="zxx" style:country-complex="none" style:font-weight-complex="normal"/>
    </style:style>
    <style:style style:name="P10" style:family="paragraph" style:parent-style-name="Standard">
      <style:text-properties style:font-name="Trebuchet MS" fo:font-size="11pt" fo:language="en" fo:country="GB" style:text-underline-style="none" fo:font-weight="normal" style:font-size-asian="11pt" style:language-asian="zxx" style:country-asian="none" style:font-weight-asian="normal" style:font-size-complex="11pt" style:language-complex="zxx" style:country-complex="none" style:font-weight-complex="normal"/>
    </style:style>
    <style:style style:name="P11" style:family="paragraph" style:parent-style-name="Standard">
      <style:paragraph-properties fo:text-align="start" style:justify-single-word="false"/>
      <style:text-properties style:font-name="Trebuchet MS" fo:font-size="11pt" fo:language="en" fo:country="GB" style:text-underline-style="none" fo:font-weight="normal" style:font-size-asian="11pt" style:language-asian="zxx" style:country-asian="none" style:font-weight-asian="normal" style:font-size-complex="11pt" style:language-complex="zxx" style:country-complex="none" style:font-weight-complex="normal"/>
    </style:style>
    <style:style style:name="P12" style:family="paragraph" style:parent-style-name="Standard">
      <style:paragraph-properties fo:text-align="start" style:justify-single-word="false"/>
      <style:text-properties style:font-name="Trebuchet MS" fo:font-size="13pt" fo:language="en" fo:country="GB" fo:font-weight="bold" style:font-size-asian="13pt" style:language-asian="zxx" style:country-asian="none" style:font-weight-asian="bold" style:font-size-complex="13pt" style:language-complex="zxx" style:country-complex="none" style:font-weight-complex="bold"/>
    </style:style>
    <style:style style:name="P13" style:family="paragraph" style:parent-style-name="Standard">
      <style:paragraph-properties fo:text-align="start" style:justify-single-word="false"/>
      <style:text-properties style:font-name="Trebuchet MS" fo:font-size="13pt" fo:language="en" fo:country="GB" style:text-underline-style="none" fo:font-weight="bold" style:font-size-asian="13pt" style:language-asian="zxx" style:country-asian="none" style:font-weight-asian="bold" style:font-size-complex="13pt" style:language-complex="zxx" style:country-complex="none" style:font-weight-complex="bold"/>
    </style:style>
    <style:style style:name="P14" style:family="paragraph" style:parent-style-name="Standard">
      <style:paragraph-properties fo:text-align="start" style:justify-single-word="false"/>
      <style:text-properties style:font-name="Trebuchet MS" fo:font-size="12pt" fo:language="en" fo:country="GB" style:text-underline-style="none" fo:font-weight="bold" style:font-size-asian="12pt" style:language-asian="zxx" style:country-asian="none" style:font-weight-asian="bold" style:font-size-complex="12pt" style:language-complex="zxx" style:country-complex="none" style:font-weight-complex="bold"/>
    </style:style>
    <style:style style:name="P15" style:family="paragraph" style:parent-style-name="Standard">
      <style:paragraph-properties fo:text-align="start" style:justify-single-word="false"/>
      <style:text-properties style:font-name="Trebuchet MS" fo:font-size="12pt" fo:language="en" fo:country="GB" style:text-underline-style="none" fo:font-weight="normal"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7" style:family="paragraph" style:parent-style-name="Standard">
      <style:paragraph-properties fo:text-align="start" style:justify-single-word="false"/>
      <style:text-properties style:font-name="Trebuchet MS" fo:font-size="12pt" fo:language="en" fo:country="GB" style:text-underline-style="solid" style:text-underline-width="auto" style:text-underline-color="font-color" fo:font-weight="bold" style:font-size-asian="12pt" style:language-asian="zxx" style:country-asian="none" style:font-weight-asian="bold" style:font-size-complex="12pt" style:language-complex="zxx" style:country-complex="none" style:font-weight-complex="bold"/>
    </style:style>
    <style:style style:name="P18"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19" style:family="paragraph" style:parent-style-name="Standard">
      <style:text-properties fo:font-size="10.5pt" style:font-size-asian="10.5pt" style:font-size-complex="10.5pt"/>
    </style:style>
    <style:style style:name="P20" style:family="paragraph" style:parent-style-name="Standard">
      <style:text-properties style:font-name="Century" fo:font-size="10.5pt" fo:language="en" fo:country="GB" style:text-underline-style="none" fo:font-weight="normal" style:font-size-asian="10.5pt" style:language-asian="zxx" style:country-asian="none" style:font-weight-asian="normal" style:font-size-complex="10.5pt" style:language-complex="zxx" style:country-complex="none" style:font-weight-complex="normal"/>
    </style:style>
    <style:style style:name="P21" style:family="paragraph" style:parent-style-name="Standard" style:list-style-name="L1">
      <style:paragraph-properties fo:margin-left="-0.026cm" fo:margin-right="0cm" fo:text-align="start" style:justify-single-word="false" fo:text-indent="0cm" style:auto-text-indent="false">
        <style:tab-stops/>
      </style:paragraph-properties>
      <style:text-properties style:font-name="Trebuchet MS" fo:font-size="12pt" fo:language="en" fo:country="GB" style:text-underline-style="none" fo:font-weight="bold" style:font-size-asian="12pt" style:language-asian="zxx" style:country-asian="none" style:font-weight-asian="bold" style:font-size-complex="12pt" style:language-complex="zxx" style:country-complex="none" style:font-weight-complex="bold"/>
    </style:style>
    <style:style style:name="P22" style:family="paragraph">
      <style:paragraph-properties fo:text-align="start"/>
      <style:text-properties style:text-line-through-style="none" style:font-name="Arial" fo:font-size="12pt" fo:font-style="normal" style:text-underline-style="none" fo:font-weight="normal"/>
    </style:style>
    <style:style style:name="P23" style:family="paragraph">
      <style:paragraph-properties fo:text-align="start"/>
      <style:text-properties style:text-line-through-style="none" style:font-name="Trebuchet MS1" fo:font-size="10pt" fo:font-style="normal" style:text-underline-style="none" fo:font-weight="normal"/>
    </style:style>
    <style:style style:name="T1" style:family="text">
      <style:text-properties fo:font-size="12pt" style:font-size-asian="12pt" style:font-size-complex="12pt"/>
    </style:style>
    <style:style style:name="T2" style:family="text">
      <style:text-properties fo:font-size="12pt" style:text-underline-style="none"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1pt" style:font-size-asian="11pt" style:font-size-complex="11pt"/>
    </style:style>
    <style:style style:name="T5" style:family="text">
      <style:text-properties fo:font-size="11pt" fo:font-weight="normal" style:font-size-asian="11pt" style:font-weight-asian="normal" style:font-size-complex="11pt" style:font-weight-complex="normal"/>
    </style:style>
    <style:style style:name="T6" style:family="text">
      <style:text-properties fo:font-size="11pt" style:text-underline-style="none" fo:font-weight="normal" style:font-size-asian="11pt" style:font-weight-asian="normal" style:font-size-complex="11pt" style:font-weight-complex="normal"/>
    </style:style>
    <style:style style:name="T7" style:family="text">
      <style:text-properties fo:font-size="11pt" style:text-underline-style="none" fo:font-weight="normal" fo:background-color="#ffff00" style:font-size-asian="11pt" style:font-weight-asian="normal" style:font-size-complex="11pt" style:font-weight-complex="normal"/>
    </style:style>
    <style:style style:name="T8" style:family="text">
      <style:text-properties style:font-name="Trebuchet MS" fo:font-size="12pt" fo:language="en" fo:country="GB" style:text-underline-style="none" fo:font-weight="bold" style:font-size-asian="12pt" style:language-asian="zxx" style:country-asian="none" style:font-weight-asian="bold" style:font-size-complex="12pt" style:language-complex="zxx" style:country-complex="none" style:font-weight-complex="bold"/>
    </style:style>
    <style:style style:name="T9" style:family="text">
      <style:text-properties style:font-name="Century" fo:font-size="10.5pt" fo:language="en" fo:country="GB" style:text-underline-style="none" fo:font-weight="bold" style:font-size-asian="10.5pt" style:language-asian="zxx" style:country-asian="none" style:font-weight-asian="bold" style:font-size-complex="10.5pt" style:language-complex="zxx" style:country-complex="none" style:font-weight-complex="bold"/>
    </style:style>
    <style:style style:name="T10" style:family="text">
      <style:text-properties style:font-name="Century" fo:font-size="10.5pt" fo:language="en" fo:country="GB" style:text-underline-style="none" fo:font-weight="normal" style:font-size-asian="10.5pt" style:language-asian="zxx" style:country-asian="none" style:font-weight-asian="normal" style:font-size-complex="10.5pt" style:language-complex="zxx" style:country-complex="none" style:font-weight-complex="normal"/>
    </style:style>
    <style:style style:name="T11" style:family="text">
      <style:text-properties style:font-name="Century" fo:font-size="10.5pt" fo:language="en" fo:country="GB" style:text-underline-style="solid" style:text-underline-width="auto" style:text-underline-color="font-color" fo:font-weight="normal" style:font-size-asian="10.5pt" style:language-asian="zxx" style:country-asian="none" style:font-weight-asian="normal" style:font-size-complex="10.5pt" style:language-complex="zxx" style:country-complex="none" style:font-weight-complex="normal"/>
    </style:style>
    <style:style style:name="T12" style:family="text">
      <style:text-properties style:font-name="Century" fo:language="en" fo:country="GB" style:text-underline-style="none" fo:font-weight="normal" style:language-asian="zxx" style:country-asian="none" style:font-weight-asian="normal" style:language-complex="zxx" style:country-complex="none" style:font-weight-complex="normal"/>
    </style:style>
    <style:style style:name="T13" style:family="text">
      <style:text-properties style:font-name="Century" fo:language="en" fo:country="GB" style:text-underline-style="none" fo:font-weight="bold" style:language-asian="zxx" style:country-asian="none" style:font-weight-asian="bold" style:language-complex="zxx" style:country-complex="none" style:font-weight-complex="bold"/>
    </style:style>
    <style:style style:name="T14" style:family="text">
      <style:text-properties style:text-line-through-style="solid" fo:font-size="11pt" fo:font-weight="normal" style:font-size-asian="11pt" style:font-weight-asian="normal" style:font-size-complex="11pt" style:font-weight-complex="normal"/>
    </style:style>
    <style:style style:name="T15" style:family="text">
      <style:text-properties style:text-line-through-style="none" fo:font-size="11pt" fo:font-weight="normal" style:font-size-asian="11pt" style:font-weight-asian="normal" style:font-size-complex="11pt" style:font-weight-complex="normal"/>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border="solid"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textarea-vertical-align="middle" fo:background-color="#ffffff"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text form:name="Text Box 1" form:control-implementation="ooo:com.sun.star.form.component.TextField" xml:id="control1" form:id="control1" form:convert-empty-to-null="true">
            <form:properties>
              <form:property form:property-name="DefaultControl" office:value-type="string" office:string-value="com.sun.star.form.control.TextField"/>
            </form:properties>
          </form:text>
          <form:fixed-text form:name="Label Field 1" form:control-implementation="ooo:com.sun.star.form.component.FixedText" xml:id="control2" form:id="control2" form:label="Additional Comments (Optional)"/>
          <form:checkbox form:name="Check Box 1" form:control-implementation="ooo:com.sun.star.form.component.CheckBox" xml:id="control3" form:id="control3"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4" form:id="control4"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 form:id="control5"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 form:id="control6"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7" form:id="control7"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 form:control-implementation="ooo:com.sun.star.form.component.CheckBox" xml:id="control8" form:id="control8"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9" form:id="control9"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0" form:id="control10"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1" form:id="control11"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2" form:id="control12"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13" form:id="control13" form:label="Additional Comments (Optional)"/>
          <form:text form:name="Text Box 1" form:control-implementation="ooo:com.sun.star.form.component.TextField" xml:id="control14" form:id="control14"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15" form:id="control15"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6" form:id="control16"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7" form:id="control17"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8" form:id="control18"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19" form:id="control19"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20" form:id="control20" form:label="Additional Comments (Optional)"/>
          <form:text form:name="Text Box 1" form:control-implementation="ooo:com.sun.star.form.component.TextField" xml:id="control21" form:id="control21"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22" form:id="control22"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23" form:id="control23"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24" form:id="control24"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25" form:id="control25"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26" form:id="control26"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27" form:id="control27" form:label="Additional Comments (Optional)"/>
          <form:text form:name="Text Box 1" form:control-implementation="ooo:com.sun.star.form.component.TextField" xml:id="control28" form:id="control28"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29" form:id="control29"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0" form:id="control30"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1" form:id="control31"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2" form:id="control32"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3" form:id="control33"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34" form:id="control34" form:label="Additional Comments (Optional)"/>
          <form:text form:name="Text Box 1" form:control-implementation="ooo:com.sun.star.form.component.TextField" xml:id="control35" form:id="control35"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36" form:id="control36"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7" form:id="control37"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8" form:id="control38"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39" form:id="control39"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40" form:id="control40"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41" form:id="control41" form:label="Additional Comments (Optional)"/>
          <form:text form:name="Text Box 1" form:control-implementation="ooo:com.sun.star.form.component.TextField" xml:id="control42" form:id="control42"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43" form:id="control43"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44" form:id="control44"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45" form:id="control45"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46" form:id="control46"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47" form:id="control47"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48" form:id="control48" form:label="Additional Comments (Optional)"/>
          <form:text form:name="Text Box 1" form:control-implementation="ooo:com.sun.star.form.component.TextField" xml:id="control49" form:id="control49"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50" form:id="control50"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1" form:id="control51"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2" form:id="control52"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3" form:id="control53"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4" form:id="control54"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55" form:id="control55" form:label="Additional Comments (Optional)"/>
          <form:text form:name="Text Box 1" form:control-implementation="ooo:com.sun.star.form.component.TextField" xml:id="control56" form:id="control56"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57" form:id="control57"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8" form:id="control58"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59" form:id="control59"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0" form:id="control60"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1" form:id="control61"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62" form:id="control62" form:label="Additional Comments (Optional)"/>
          <form:text form:name="Text Box 1" form:control-implementation="ooo:com.sun.star.form.component.TextField" xml:id="control63" form:id="control63" form:convert-empty-to-null="true">
            <form:properties>
              <form:property form:property-name="DefaultControl" office:value-type="string" office:string-value="com.sun.star.form.control.TextField"/>
            </form:properties>
          </form:text>
          <form:checkbox form:name="Check Box 1" form:control-implementation="ooo:com.sun.star.form.component.CheckBox" xml:id="control64" form:id="control64" form:labe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5" form:id="control65" form:labe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6" form:id="control66" form:labe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7" form:id="control67" form:labe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1" form:control-implementation="ooo:com.sun.star.form.component.CheckBox" xml:id="control68" form:id="control68" form:labe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ixed-text form:name="Label Field 1" form:control-implementation="ooo:com.sun.star.form.component.FixedText" xml:id="control69" form:id="control69" form:label="Additional Comments (Optional)"/>
          <form:text form:name="Text Box 1" form:control-implementation="ooo:com.sun.star.form.component.TextField" xml:id="control70" form:id="control70" form:convert-empty-to-null="true">
            <form:properties>
              <form:property form:property-name="DefaultControl" office:value-type="string" office:string-value="com.sun.star.form.control.TextField"/>
            </form:properties>
          </form:text>
          <form:text form:name="Text Box 1" form:control-implementation="ooo:com.sun.star.form.component.TextField" xml:id="control71" form:id="control71"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4">Survey for a </text:p>
      <text:p text:style-name="P4">Smartphone application</text:p>
      <text:p text:style-name="P4"/>
      <text:p text:style-name="P4"/>
      <text:p text:style-name="P5"><text:tab/><text:span text:style-name="T4">I am a student at the University of Edinburgh currently working on my Honours project. For my project, I am creating a smartphone application to help actors/actresses learn their lines from a script. This survey is completely anonymous.</text:span></text:p>
      <text:p text:style-name="P9"/>
      <text:p text:style-name="P12">About the App</text:p>
      <text:p text:style-name="P12"/>
      <text:p text:style-name="P1"><text:tab/>When playing a character in a play or film, actors need to memorise their lines and know when to deliver them. It would be useful to have an interactive script application available on their smartphone, instead of a regular PDF or Word file, to help learn lines of dialogue whenever it is most convenient.</text:p>
      <text:p text:style-name="P3">In addition to simply allowing someone to read the script, the app allows them to specifically select their character's lines to learn. In this mode, the text of the script is shown, but their characters current line is omitted. This allows the user to try and recall their line, before advancing to see if their recollection was correct.</text:p>
      <text:p text:style-name="P3"/>
      <text:p text:style-name="P3"/>
      <text:p text:style-name="P3"/>
      <text:p text:style-name="P3"/>
      <text:p text:style-name="P3"/>
      <text:p text:style-name="P16"/>
      <text:p text:style-name="P13">List of Features</text:p>
      <text:p text:style-name="P13"/>
      <text:p text:style-name="P2">Below, I list the main features of the smartphone app. Please select options 1 to 5 with 1 being "Not useful" and 5 being "Very useful".</text:p>
      <text:p text:style-name="P14"/>
      <text:p text:style-name="P14">1.) <text:s/>Filtering</text:p>
      <text:p text:style-name="P14"/>
      <text:p text:style-name="P8"><text:span text:style-name="T1"><text:tab/></text:span><text:span text:style-name="T4">Before the user starts rehearsing their lines, they are faced with several options to filter the script. They can select the character they are playing, the scene they wish to start from, as well as the page they want to start from. At any point during rehearsal, the user can change their selections to quickly filter out irrelevant sections of the script.</text:span></text:p>
      <text:p text:style-name="P15"/>
      <text:p text:style-name="P8"><text:span text:style-name="T1"><text:tab/><text:tab/></text:span><text:span text:style-name="T1"><draw:control text:anchor-type="as-char" draw:z-index="2" draw:style-name="gr3" draw:text-style-name="P22" svg:width="1.181cm" svg:height="0.703cm" draw:control="control3"/></text:span><text:span text:style-name="T1"><text:tab/><text:tab/></text:span><text:span text:style-name="T1"><draw:control text:anchor-type="as-char" draw:z-index="3" draw:style-name="gr3" draw:text-style-name="P22" svg:width="0.992cm" svg:height="0.703cm" draw:control="control4"/></text:span><text:span text:style-name="T1"><text:tab/><text:tab/></text:span><text:span text:style-name="T1"><draw:control text:anchor-type="as-char" draw:z-index="4" draw:style-name="gr3" draw:text-style-name="P22" svg:width="1.2cm" svg:height="0.703cm" draw:control="control5"/></text:span><text:span text:style-name="T1"><text:tab/><text:tab/></text:span><text:span text:style-name="T1"><draw:control text:anchor-type="as-char" draw:z-index="5" draw:style-name="gr3" draw:text-style-name="P22" svg:width="1.144cm" svg:height="0.703cm" draw:control="control6"/></text:span><text:span text:style-name="T1"><text:tab/><text:tab/></text:span><text:span text:style-name="T1"><draw:control text:anchor-type="as-char" draw:z-index="6" draw:style-name="gr3" draw:text-style-name="P22" svg:width="1.22cm" svg:height="0.703cm" draw:control="control7"/></text:span><text:span text:style-name="T1"><text:tab/><text:tab/><text:tab/><text:tab/><text:tab/><text:tab/><text:tab/><text:tab/></text:span></text:p>
      <text:p text:style-name="P7"><draw:control text:anchor-type="as-char" svg:y="-0.572cm" draw:z-index="1" draw:style-name="gr2" draw:text-style-name="P23" svg:width="5.134cm" svg:height="0.793cm" draw:control="control2"/><draw:control text:anchor-type="as-char" draw:z-index="0" draw:style-name="gr1" draw:text-style-name="P22" svg:width="16.998cm" svg:height="1.066cm" draw:control="control1"/></text:p>
      <text:p text:style-name="P17"/>
      <text:p text:style-name="P14"/>
      <text:p text:style-name="P14"/>
      <text:p text:style-name="P14"><text:soft-page-break/></text:p>
      <text:p text:style-name="P14">2.) <text:s/>Prompt </text:p>
      <text:p text:style-name="P14"/>
      <text:p text:style-name="P7"><text:span text:style-name="T1"><text:tab/></text:span><text:span text:style-name="T3">In the event of the user being unable to recollect their line of dialogue</text:span><text:span text:style-name="T5">, they can press the prompt button which will reveal 2-3 words from their hidden line. This helps remind the user what their supposed to say, without revealing the whole text.</text:span></text:p>
      <text:p text:style-name="P11"/>
      <text:p text:style-name="P8"><text:span text:style-name="T1"><text:tab/><text:tab/></text:span><text:span text:style-name="T1"><draw:control text:anchor-type="as-char" draw:z-index="7" draw:style-name="gr3" draw:text-style-name="P22" svg:width="1.181cm" svg:height="0.703cm" draw:control="control8"/></text:span><text:span text:style-name="T1"><text:tab/><text:tab/></text:span><text:span text:style-name="T1"><draw:control text:anchor-type="as-char" draw:z-index="8" draw:style-name="gr3" draw:text-style-name="P22" svg:width="0.992cm" svg:height="0.703cm" draw:control="control9"/></text:span><text:span text:style-name="T1"><text:tab/><text:tab/></text:span><text:span text:style-name="T1"><draw:control text:anchor-type="as-char" draw:z-index="9" draw:style-name="gr3" draw:text-style-name="P22" svg:width="1.2cm" svg:height="0.703cm" draw:control="control10"/></text:span><text:span text:style-name="T1"><text:tab/><text:tab/></text:span><text:span text:style-name="T1"><draw:control text:anchor-type="as-char" draw:z-index="10" draw:style-name="gr3" draw:text-style-name="P22" svg:width="1.144cm" svg:height="0.703cm" draw:control="control11"/></text:span><text:span text:style-name="T1"><text:tab/><text:tab/></text:span><text:span text:style-name="T1"><draw:control text:anchor-type="as-char" draw:z-index="11" draw:style-name="gr3" draw:text-style-name="P22" svg:width="1.22cm" svg:height="0.703cm" draw:control="control12"/></text:span><text:span text:style-name="T1"><text:tab/><text:tab/><text:tab/><text:tab/><text:tab/><text:tab/><text:tab/><text:tab/></text:span></text:p>
      <text:p text:style-name="P7"><draw:control text:anchor-type="as-char" svg:y="-0.572cm" draw:z-index="12" draw:style-name="gr2" draw:text-style-name="P23" svg:width="5.134cm" svg:height="0.793cm" draw:control="control13"/><draw:control text:anchor-type="as-char" draw:z-index="13" draw:style-name="gr1" draw:text-style-name="P22" svg:width="16.998cm" svg:height="1.066cm" draw:control="control14"/></text:p>
      <text:p text:style-name="P17"/>
      <text:p text:style-name="P7"/>
      <text:list xml:id="list38257891" text:style-name="L1">
        <text:list-header>
          <text:p text:style-name="P21">3.) <text:s/>Cue Words</text:p>
        </text:list-header>
      </text:list>
      <text:p text:style-name="P14"/>
      <text:p text:style-name="P14"><text:tab/><text:span text:style-name="T5">This feature is to help remind the user of their line, by underlining relevant words from <text:s/>the previous dialogue delivered by another character. For example:</text:span></text:p>
      <text:p text:style-name="P11"/>
      <text:p text:style-name="Standard"><text:span text:style-name="T8"><text:tab/></text:span><text:span text:style-name="T9">Algernon: . . . </text:span><text:span text:style-name="T10">Mr Worthing were dining with me, </text:span><text:span text:style-name="T11">eight bottles</text:span><text:span text:style-name="T10"> of champagne are entered as <text:tab/><text:tab/> <text:s text:c="3"/>having been consumed.</text:span></text:p>
      <text:p text:style-name="P20"/>
      <text:p text:style-name="P19"><text:span text:style-name="T12"><text:tab/></text:span><text:span text:style-name="T13">Lane: <text:s text:c="5"/></text:span><text:span text:style-name="T12">Yes, sir; eight bottles and a pint.</text:span></text:p>
      <text:p text:style-name="P20"/>
      <text:p text:style-name="P10">If the user is playing the part of Lane, then the words “eight bottles” from the previous character's line is underlined to indicate the context of the user's line.</text:p>
      <text:p text:style-name="P10"/>
      <text:p text:style-name="P8"><text:span text:style-name="T1"><text:tab/><text:tab/></text:span><text:span text:style-name="T1"><draw:control text:anchor-type="as-char" draw:z-index="14" draw:style-name="gr3" draw:text-style-name="P22" svg:width="1.181cm" svg:height="0.703cm" draw:control="control15"/></text:span><text:span text:style-name="T1"><text:tab/><text:tab/></text:span><text:span text:style-name="T1"><draw:control text:anchor-type="as-char" draw:z-index="15" draw:style-name="gr3" draw:text-style-name="P22" svg:width="0.992cm" svg:height="0.703cm" draw:control="control16"/></text:span><text:span text:style-name="T1"><text:tab/><text:tab/></text:span><text:span text:style-name="T1"><draw:control text:anchor-type="as-char" draw:z-index="16" draw:style-name="gr3" draw:text-style-name="P22" svg:width="1.2cm" svg:height="0.703cm" draw:control="control17"/></text:span><text:span text:style-name="T1"><text:tab/><text:tab/></text:span><text:span text:style-name="T1"><draw:control text:anchor-type="as-char" draw:z-index="17" draw:style-name="gr3" draw:text-style-name="P22" svg:width="1.144cm" svg:height="0.703cm" draw:control="control18"/></text:span><text:span text:style-name="T1"><text:tab/><text:tab/></text:span><text:span text:style-name="T1"><draw:control text:anchor-type="as-char" draw:z-index="18" draw:style-name="gr3" draw:text-style-name="P22" svg:width="1.22cm" svg:height="0.703cm" draw:control="control19"/></text:span><text:span text:style-name="T1"><text:tab/><text:tab/><text:tab/><text:tab/><text:tab/><text:tab/><text:tab/><text:tab/></text:span></text:p>
      <text:p text:style-name="P7"><draw:control text:anchor-type="as-char" svg:y="-0.572cm" draw:z-index="19" draw:style-name="gr2" draw:text-style-name="P23" svg:width="5.134cm" svg:height="0.793cm" draw:control="control20"/><draw:control text:anchor-type="as-char" draw:z-index="20" draw:style-name="gr1" draw:text-style-name="P22" svg:width="16.998cm" svg:height="1.066cm" draw:control="control21"/></text:p>
      <text:p text:style-name="P17"/>
      <text:p text:style-name="P15"/>
      <text:p text:style-name="P14">4.) <text:s/>Performance Notes</text:p>
      <text:p text:style-name="P14"/>
      <text:p text:style-name="P6"><text:span text:style-name="T2"><text:tab/></text:span><text:span text:style-name="T6">For every line of the play, the user can attach a short note to remind themselves of something e.g. Emotion in which to deliver their line.</text:span></text:p>
      <text:p text:style-name="P11"/>
      <text:p text:style-name="P8"><text:span text:style-name="T1"><text:tab/><text:tab/></text:span><text:span text:style-name="T1"><draw:control text:anchor-type="as-char" draw:z-index="21" draw:style-name="gr3" draw:text-style-name="P22" svg:width="1.181cm" svg:height="0.703cm" draw:control="control22"/></text:span><text:span text:style-name="T1"><text:tab/><text:tab/></text:span><text:span text:style-name="T1"><draw:control text:anchor-type="as-char" draw:z-index="22" draw:style-name="gr3" draw:text-style-name="P22" svg:width="0.992cm" svg:height="0.703cm" draw:control="control23"/></text:span><text:span text:style-name="T1"><text:tab/><text:tab/></text:span><text:span text:style-name="T1"><draw:control text:anchor-type="as-char" draw:z-index="23" draw:style-name="gr3" draw:text-style-name="P22" svg:width="1.2cm" svg:height="0.703cm" draw:control="control24"/></text:span><text:span text:style-name="T1"><text:tab/><text:tab/></text:span><text:span text:style-name="T1"><draw:control text:anchor-type="as-char" draw:z-index="24" draw:style-name="gr3" draw:text-style-name="P22" svg:width="1.144cm" svg:height="0.703cm" draw:control="control25"/></text:span><text:span text:style-name="T1"><text:tab/><text:tab/></text:span><text:span text:style-name="T1"><draw:control text:anchor-type="as-char" draw:z-index="25" draw:style-name="gr3" draw:text-style-name="P22" svg:width="1.22cm" svg:height="0.703cm" draw:control="control26"/></text:span><text:span text:style-name="T1"><text:tab/><text:tab/><text:tab/><text:tab/><text:tab/><text:tab/><text:tab/><text:tab/></text:span></text:p>
      <text:p text:style-name="P7"><draw:control text:anchor-type="as-char" svg:y="-0.572cm" draw:z-index="26" draw:style-name="gr2" draw:text-style-name="P23" svg:width="5.134cm" svg:height="0.793cm" draw:control="control27"/><draw:control text:anchor-type="as-char" draw:z-index="27" draw:style-name="gr1" draw:text-style-name="P22" svg:width="16.998cm" svg:height="1.066cm" draw:control="control28"/></text:p>
      <text:p text:style-name="P17"/>
      <text:p text:style-name="P15"/>
      <text:p text:style-name="P14"/>
      <text:p text:style-name="P14"/>
      <text:p text:style-name="P14"/>
      <text:p text:style-name="P14"><text:soft-page-break/></text:p>
      <text:p text:style-name="P14">5.) <text:s/>Highlighting</text:p>
      <text:p text:style-name="P14"/>
      <text:p text:style-name="P6"><text:span text:style-name="T2"><text:tab/></text:span><text:span text:style-name="T6">The user can </text:span><text:span text:style-name="T7">highlight</text:span><text:span text:style-name="T6"> parts of a line to indicate where they need extra practice or to have the selected text stand out.</text:span></text:p>
      <text:p text:style-name="P11"/>
      <text:p text:style-name="P8"><text:span text:style-name="T1"><text:tab/><text:tab/></text:span><text:span text:style-name="T1"><draw:control text:anchor-type="as-char" draw:z-index="28" draw:style-name="gr3" draw:text-style-name="P22" svg:width="1.181cm" svg:height="0.703cm" draw:control="control29"/></text:span><text:span text:style-name="T1"><text:tab/><text:tab/></text:span><text:span text:style-name="T1"><draw:control text:anchor-type="as-char" draw:z-index="29" draw:style-name="gr3" draw:text-style-name="P22" svg:width="0.992cm" svg:height="0.703cm" draw:control="control30"/></text:span><text:span text:style-name="T1"><text:tab/><text:tab/></text:span><text:span text:style-name="T1"><draw:control text:anchor-type="as-char" draw:z-index="30" draw:style-name="gr3" draw:text-style-name="P22" svg:width="1.2cm" svg:height="0.703cm" draw:control="control31"/></text:span><text:span text:style-name="T1"><text:tab/><text:tab/></text:span><text:span text:style-name="T1"><draw:control text:anchor-type="as-char" draw:z-index="31" draw:style-name="gr3" draw:text-style-name="P22" svg:width="1.144cm" svg:height="0.703cm" draw:control="control32"/></text:span><text:span text:style-name="T1"><text:tab/><text:tab/></text:span><text:span text:style-name="T1"><draw:control text:anchor-type="as-char" draw:z-index="32" draw:style-name="gr3" draw:text-style-name="P22" svg:width="1.22cm" svg:height="0.703cm" draw:control="control33"/></text:span><text:span text:style-name="T1"><text:tab/><text:tab/><text:tab/><text:tab/><text:tab/><text:tab/><text:tab/><text:tab/></text:span></text:p>
      <text:p text:style-name="P7"><draw:control text:anchor-type="as-char" svg:y="-0.572cm" draw:z-index="33" draw:style-name="gr2" draw:text-style-name="P23" svg:width="5.134cm" svg:height="0.793cm" draw:control="control34"/><draw:control text:anchor-type="as-char" draw:z-index="34" draw:style-name="gr1" draw:text-style-name="P22" svg:width="16.998cm" svg:height="1.066cm" draw:control="control35"/></text:p>
      <text:p text:style-name="P17"/>
      <text:p text:style-name="P11"/>
      <text:p text:style-name="P14">6.) <text:s/>Strikeout</text:p>
      <text:p text:style-name="P14"/>
      <text:p text:style-name="P14"><text:tab/><text:span text:style-name="T5">Similar to highlighting, the user </text:span><text:span text:style-name="T15">can select text to </text:span><text:span text:style-name="T14">strike out</text:span><text:span text:style-name="T5">. This is not deleting, but is useful if the selected text is no longer being delivered.</text:span></text:p>
      <text:p text:style-name="P11"/>
      <text:p text:style-name="P8"><text:span text:style-name="T1"><text:tab/><text:tab/></text:span><text:span text:style-name="T1"><draw:control text:anchor-type="as-char" draw:z-index="35" draw:style-name="gr3" draw:text-style-name="P22" svg:width="1.181cm" svg:height="0.703cm" draw:control="control36"/></text:span><text:span text:style-name="T1"><text:tab/><text:tab/></text:span><text:span text:style-name="T1"><draw:control text:anchor-type="as-char" draw:z-index="36" draw:style-name="gr3" draw:text-style-name="P22" svg:width="0.992cm" svg:height="0.703cm" draw:control="control37"/></text:span><text:span text:style-name="T1"><text:tab/><text:tab/></text:span><text:span text:style-name="T1"><draw:control text:anchor-type="as-char" draw:z-index="37" draw:style-name="gr3" draw:text-style-name="P22" svg:width="1.2cm" svg:height="0.703cm" draw:control="control38"/></text:span><text:span text:style-name="T1"><text:tab/><text:tab/></text:span><text:span text:style-name="T1"><draw:control text:anchor-type="as-char" draw:z-index="38" draw:style-name="gr3" draw:text-style-name="P22" svg:width="1.144cm" svg:height="0.703cm" draw:control="control39"/></text:span><text:span text:style-name="T1"><text:tab/><text:tab/></text:span><text:span text:style-name="T1"><draw:control text:anchor-type="as-char" draw:z-index="39" draw:style-name="gr3" draw:text-style-name="P22" svg:width="1.22cm" svg:height="0.703cm" draw:control="control40"/></text:span><text:span text:style-name="T1"><text:tab/><text:tab/><text:tab/><text:tab/><text:tab/><text:tab/><text:tab/><text:tab/></text:span></text:p>
      <text:p text:style-name="P7"><draw:control text:anchor-type="as-char" svg:y="-0.572cm" draw:z-index="40" draw:style-name="gr2" draw:text-style-name="P23" svg:width="5.134cm" svg:height="0.793cm" draw:control="control41"/><draw:control text:anchor-type="as-char" draw:z-index="41" draw:style-name="gr1" draw:text-style-name="P22" svg:width="16.998cm" svg:height="1.066cm" draw:control="control42"/></text:p>
      <text:p text:style-name="P17"/>
      <text:p text:style-name="P11"/>
      <text:p text:style-name="P14">7.) <text:s/>Break up text</text:p>
      <text:p text:style-name="P14"/>
      <text:p text:style-name="P14"><text:tab/><text:span text:style-name="T5">Particularly for long monologues, the user can split the text up to help them remember different sections separately.</text:span></text:p>
      <text:p text:style-name="P11"/>
      <text:p text:style-name="P8"><text:span text:style-name="T1"><text:tab/><text:tab/></text:span><text:span text:style-name="T1"><draw:control text:anchor-type="as-char" draw:z-index="42" draw:style-name="gr3" draw:text-style-name="P22" svg:width="1.181cm" svg:height="0.703cm" draw:control="control43"/></text:span><text:span text:style-name="T1"><text:tab/><text:tab/></text:span><text:span text:style-name="T1"><draw:control text:anchor-type="as-char" draw:z-index="43" draw:style-name="gr3" draw:text-style-name="P22" svg:width="0.992cm" svg:height="0.703cm" draw:control="control44"/></text:span><text:span text:style-name="T1"><text:tab/><text:tab/></text:span><text:span text:style-name="T1"><draw:control text:anchor-type="as-char" draw:z-index="44" draw:style-name="gr3" draw:text-style-name="P22" svg:width="1.2cm" svg:height="0.703cm" draw:control="control45"/></text:span><text:span text:style-name="T1"><text:tab/><text:tab/></text:span><text:span text:style-name="T1"><draw:control text:anchor-type="as-char" draw:z-index="45" draw:style-name="gr3" draw:text-style-name="P22" svg:width="1.144cm" svg:height="0.703cm" draw:control="control46"/></text:span><text:span text:style-name="T1"><text:tab/><text:tab/></text:span><text:span text:style-name="T1"><draw:control text:anchor-type="as-char" draw:z-index="46" draw:style-name="gr3" draw:text-style-name="P22" svg:width="1.22cm" svg:height="0.703cm" draw:control="control47"/></text:span><text:span text:style-name="T1"><text:tab/><text:tab/><text:tab/><text:tab/><text:tab/><text:tab/><text:tab/><text:tab/></text:span></text:p>
      <text:p text:style-name="P7"><draw:control text:anchor-type="as-char" svg:y="-0.572cm" draw:z-index="47" draw:style-name="gr2" draw:text-style-name="P23" svg:width="5.134cm" svg:height="0.793cm" draw:control="control48"/><draw:control text:anchor-type="as-char" draw:z-index="48" draw:style-name="gr1" draw:text-style-name="P22" svg:width="16.998cm" svg:height="1.066cm" draw:control="control49"/></text:p>
      <text:p text:style-name="P17"/>
      <text:p text:style-name="P14"/>
      <text:p text:style-name="P14">8.) <text:s/>Recording</text:p>
      <text:p text:style-name="P14"/>
      <text:p text:style-name="P14"><text:tab/><text:span text:style-name="T5">At any time, the user can begin recording their rehearsal and listen back to it for review.</text:span></text:p>
      <text:p text:style-name="P11"/>
      <text:p text:style-name="P8"><text:span text:style-name="T1"><text:tab/><text:tab/><text:tab/></text:span><text:span text:style-name="T1"><draw:control text:anchor-type="as-char" draw:z-index="49" draw:style-name="gr3" draw:text-style-name="P22" svg:width="1.181cm" svg:height="0.703cm" draw:control="control50"/></text:span><text:span text:style-name="T1"><text:tab/><text:tab/></text:span><text:span text:style-name="T1"><draw:control text:anchor-type="as-char" draw:z-index="50" draw:style-name="gr3" draw:text-style-name="P22" svg:width="0.992cm" svg:height="0.703cm" draw:control="control51"/></text:span><text:span text:style-name="T1"><text:tab/><text:tab/></text:span><text:span text:style-name="T1"><draw:control text:anchor-type="as-char" draw:z-index="51" draw:style-name="gr3" draw:text-style-name="P22" svg:width="1.2cm" svg:height="0.703cm" draw:control="control52"/></text:span><text:span text:style-name="T1"><text:tab/><text:tab/></text:span><text:span text:style-name="T1"><draw:control text:anchor-type="as-char" draw:z-index="52" draw:style-name="gr3" draw:text-style-name="P22" svg:width="1.144cm" svg:height="0.703cm" draw:control="control53"/></text:span><text:span text:style-name="T1"><text:tab/><text:tab/></text:span><text:span text:style-name="T1"><draw:control text:anchor-type="as-char" draw:z-index="53" draw:style-name="gr3" draw:text-style-name="P22" svg:width="1.22cm" svg:height="0.703cm" draw:control="control54"/></text:span><text:span text:style-name="T1"><text:tab/><text:tab/><text:tab/><text:tab/><text:tab/><text:tab/><text:tab/><text:tab/></text:span></text:p>
      <text:p text:style-name="P7"><draw:control text:anchor-type="as-char" svg:y="-0.572cm" draw:z-index="54" draw:style-name="gr2" draw:text-style-name="P23" svg:width="5.134cm" svg:height="0.793cm" draw:control="control55"/><draw:control text:anchor-type="as-char" draw:z-index="55" draw:style-name="gr1" draw:text-style-name="P22" svg:width="16.998cm" svg:height="1.066cm" draw:control="control56"/></text:p>
      <text:p text:style-name="P17"/>
      <text:p text:style-name="P11"/>
      <text:p text:style-name="P14"><text:soft-page-break/></text:p>
      <text:p text:style-name="P14">9.) <text:s/>Audio</text:p>
      <text:p text:style-name="P14"/>
      <text:p text:style-name="P14"><text:tab/><text:span text:style-name="T5">The user can opt to have other character's lines be read aloud by the phone, to replicate acting with other people.</text:span></text:p>
      <text:p text:style-name="P11"/>
      <text:p text:style-name="P8"><text:span text:style-name="T1"><text:tab/><text:tab/></text:span><text:span text:style-name="T1"><draw:control text:anchor-type="as-char" draw:z-index="56" draw:style-name="gr3" draw:text-style-name="P22" svg:width="1.181cm" svg:height="0.703cm" draw:control="control57"/></text:span><text:span text:style-name="T1"><text:tab/><text:tab/></text:span><text:span text:style-name="T1"><draw:control text:anchor-type="as-char" draw:z-index="57" draw:style-name="gr3" draw:text-style-name="P22" svg:width="0.992cm" svg:height="0.703cm" draw:control="control58"/></text:span><text:span text:style-name="T1"><text:tab/><text:tab/></text:span><text:span text:style-name="T1"><draw:control text:anchor-type="as-char" draw:z-index="58" draw:style-name="gr3" draw:text-style-name="P22" svg:width="1.2cm" svg:height="0.703cm" draw:control="control59"/></text:span><text:span text:style-name="T1"><text:tab/><text:tab/></text:span><text:span text:style-name="T1"><draw:control text:anchor-type="as-char" draw:z-index="59" draw:style-name="gr3" draw:text-style-name="P22" svg:width="1.144cm" svg:height="0.703cm" draw:control="control60"/></text:span><text:span text:style-name="T1"><text:tab/><text:tab/></text:span><text:span text:style-name="T1"><draw:control text:anchor-type="as-char" draw:z-index="60" draw:style-name="gr3" draw:text-style-name="P22" svg:width="1.22cm" svg:height="0.703cm" draw:control="control61"/></text:span><text:span text:style-name="T1"><text:tab/><text:tab/><text:tab/><text:tab/><text:tab/><text:tab/><text:tab/><text:tab/></text:span></text:p>
      <text:p text:style-name="P7"><draw:control text:anchor-type="as-char" svg:y="-0.572cm" draw:z-index="61" draw:style-name="gr2" draw:text-style-name="P23" svg:width="5.134cm" svg:height="0.793cm" draw:control="control62"/><draw:control text:anchor-type="as-char" draw:z-index="62" draw:style-name="gr1" draw:text-style-name="P22" svg:width="16.998cm" svg:height="1.066cm" draw:control="control63"/></text:p>
      <text:p text:style-name="P17"/>
      <text:p text:style-name="P11"/>
      <text:p text:style-name="P14">10.) <text:s/>Statistics</text:p>
      <text:p text:style-name="P14"/>
      <text:p text:style-name="P14"><text:tab/><text:span text:style-name="T5">The user can view statistics to give feedback on their rehearsals. There are three stats available; number of views of a particular portion of the script, number of prompts used, and number of views without requiring a single prompt. The hope is that this information will show the user what parts of the script they have mastered, and what areas require more practice.</text:span></text:p>
      <text:p text:style-name="P11"/>
      <text:p text:style-name="P8"><text:span text:style-name="T1"><text:tab/><text:tab/></text:span><text:span text:style-name="T1"><draw:control text:anchor-type="as-char" draw:z-index="63" draw:style-name="gr3" draw:text-style-name="P22" svg:width="1.181cm" svg:height="0.703cm" draw:control="control64"/></text:span><text:span text:style-name="T1"><text:tab/><text:tab/></text:span><text:span text:style-name="T1"><draw:control text:anchor-type="as-char" draw:z-index="64" draw:style-name="gr3" draw:text-style-name="P22" svg:width="0.992cm" svg:height="0.703cm" draw:control="control65"/></text:span><text:span text:style-name="T1"><text:tab/><text:tab/></text:span><text:span text:style-name="T1"><draw:control text:anchor-type="as-char" draw:z-index="65" draw:style-name="gr3" draw:text-style-name="P22" svg:width="1.2cm" svg:height="0.703cm" draw:control="control66"/></text:span><text:span text:style-name="T1"><text:tab/><text:tab/></text:span><text:span text:style-name="T1"><draw:control text:anchor-type="as-char" draw:z-index="66" draw:style-name="gr3" draw:text-style-name="P22" svg:width="1.144cm" svg:height="0.703cm" draw:control="control67"/></text:span><text:span text:style-name="T1"><text:tab/><text:tab/></text:span><text:span text:style-name="T1"><draw:control text:anchor-type="as-char" draw:z-index="67" draw:style-name="gr3" draw:text-style-name="P22" svg:width="1.22cm" svg:height="0.703cm" draw:control="control68"/></text:span><text:span text:style-name="T1"><text:tab/><text:tab/><text:tab/><text:tab/><text:tab/><text:tab/><text:tab/><text:tab/></text:span></text:p>
      <text:p text:style-name="P7"><draw:control text:anchor-type="as-char" svg:y="-0.572cm" draw:z-index="68" draw:style-name="gr2" draw:text-style-name="P23" svg:width="5.134cm" svg:height="0.793cm" draw:control="control69"/><draw:control text:anchor-type="as-char" draw:z-index="69" draw:style-name="gr1" draw:text-style-name="P22" svg:width="16.998cm" svg:height="1.066cm" draw:control="control70"/></text:p>
      <text:p text:style-name="P17"/>
      <text:p text:style-name="P11"/>
      <text:p text:style-name="P13"/>
      <text:p text:style-name="P11"/>
      <text:p text:style-name="P11"><text:tab/>Finally if you have any techniques or methods of your own that do not fit in with any of the features above, please note them here:</text:p>
      <text:p text:style-name="P11"/>
      <text:p text:style-name="P7"><draw:control text:anchor-type="as-char" draw:z-index="70" draw:style-name="gr1" draw:text-style-name="P22" svg:width="16.998cm" svg:height="1.066cm" draw:control="control71"/></text:p>
      <text:p text:style-name="P17"/>
      <text:p text:style-name="P11"/>
      <text:p text:style-name="P11"><text:tab/></text:p>
      <text:p text:style-name="P11"/>
      <text:p text:style-name="P11"/>
      <text:p text:style-name="P11"/>
      <text:p text:style-name="P11"/>
      <text:p text:style-name="P11"/>
      <text:p text:style-name="P11"><text:tab/>By returning this survey, you agree that these results may be used for the Student's <text:s/>Honours project.</text:p>
      <text:p text:style-name="P11"><text:s text:c="6"/></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Trebuchet MS1" svg:font-family="'Trebuchet MS'"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24M</meta:editing-duration>
    <meta:editing-cycles>27</meta:editing-cycles>
    <meta:generator>OpenOffice.org/3.3$Win32 OpenOffice.org_project/330m20$Build-9567</meta:generator>
    <dc:date>2012-11-03T18:14:20.90</dc:date>
    <dc:creator>Daniel Muir</dc:creator>
    <meta:document-statistic meta:table-count="0" meta:image-count="0" meta:object-count="0" meta:page-count="4" meta:paragraph-count="56" meta:word-count="638" meta:character-count="3931"/>
    <meta:user-defined meta:name="Info 1"/>
    <meta:user-defined meta:name="Info 2"/>
    <meta:user-defined meta:name="Info 3"/>
    <meta:user-defined meta:name="Info 4"/>
  </office:meta>
</office:document-meta>
</file>